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string">
            <text:p>Migrate the extension to Hybris 5.2</text:p>
          </table:table-cell>
          <table:table-cell office:value-type="string">
            <text:p>Feature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5-01-31">
            <text:p>31.01.15</text:p>
          </table:table-cell>
          <table:table-cell table:style-name="ce5" office:value-type="date" office:date-value="2015-02-07">
            <text:p>07.02.15</text:p>
          </table:table-cell>
          <table:table-cell table:style-name="ce1" office:value-type="float" office:value="10.25">
            <text:p>10,2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string">
            <text:p>Junit Tenant: Error when the extension is desactivated</text:p>
          </table:table-cell>
          <table:table-cell office:value-type="string">
            <text:p>Bug</text:p>
          </table:table-cell>
          <table:table-cell table:style-name="ce5" office:value-type="date" office:date-value="2014-04-08">
            <text:p>08.04.14</text:p>
          </table:table-cell>
          <table:table-cell table:style-name="ce5" office:value-type="date" office:date-value="2015-02-07">
            <text:p>07.02.15</text:p>
          </table:table-cell>
          <table:table-cell table:style-name="ce5" office:value-type="date" office:date-value="2015-02-15">
            <text:p>15.02.15</text:p>
          </table:table-cell>
          <table:table-cell table:style-name="ce1" office:value-type="float" office:value="3.75">
            <text:p>3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upport Insert SQL Scripts</text:p>
          </table:table-cell>
          <table:table-cell office:value-type="string">
            <text:p>Feature</text:p>
          </table:table-cell>
          <table:table-cell table:style-name="ce5" office:value-type="date" office:date-value="2015-01-30">
            <text:p>30.01.15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QL Scripts: The changes in the database aren't reflected on the models</text:p>
          </table:table-cell>
          <table:table-cell office:value-type="string">
            <text:p>Bug</text:p>
          </table:table-cell>
          <table:table-cell table:style-name="ce5" office:value-type="date" office:date-value="2015-01-25">
            <text:p>25.01.15</text:p>
          </table:table-cell>
          <table:table-cell table:number-columns-repeated="2" table:style-name="ce5" office:value-type="date" office:date-value="2015-02-08">
            <text:p>08.02.15</text:p>
          </table:table-cell>
          <table:table-cell table:style-name="ce1" office:value-type="float" office:value="4.25">
            <text:p>4,25</text:p>
          </table:table-cell>
          <table:table-cell office:value-type="float" office:value="1">
            <text:p>1</text:p>
          </table:table-cell>
        </table:table-row>
        <table:table-row table:style-name="ro2" table:number-rows-repeated="4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2-15T20:28:49</dc:date>
    <meta:editing-duration>PT37M21S</meta:editing-duration>
    <meta:editing-cycles>25</meta:editing-cycles>
    <meta:generator>LibreOffice/3.5$Linux_x86 LibreOffice_project/350m1$Build-2</meta:generator>
    <meta:document-statistic meta:table-count="3" meta:cell-count="193" meta:object-count="0"/>
  </office:meta>
</office:document-meta>
</file>